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00000002D00E24944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602cm" fo:min-width="24.967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8.478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 style:parent-style-name="standard">
      <style:graphic-properties draw:stroke="none" draw:fill="none" fo:min-height="4.26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4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cm" fo:min-width="18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2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5cm"/>
    </style:style>
    <style:style style:name="gr20" style:family="graphic" style:parent-style-name="standard">
      <style:graphic-properties draw:fill-color="#9999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text-properties fo:color="#6b0094" fo:font-family="'Comic Sans MS'" style:font-family-generic="script" style:font-pitch="variable" fo:font-size="60pt" style:font-size-asian="60pt" style:font-size-complex="60pt"/>
    </style:style>
    <style:style style:name="P2" style:family="paragraph">
      <style:text-properties fo:color="#6b0094" fo:font-size="18pt" style:font-size-asian="18pt" style:font-size-complex="18pt"/>
    </style:style>
    <style:style style:name="P3" style:family="paragraph">
      <style:text-properties fo:color="#6b0094" fo:font-size="26pt" style:font-size-asian="26pt" style:font-size-complex="26pt"/>
    </style:style>
    <style:style style:name="P4" style:family="paragraph">
      <style:text-properties fo:color="#6b0094" fo:font-size="24pt" style:font-size-asian="24pt" style:font-size-complex="24pt"/>
    </style:style>
    <style:style style:name="P5" style:family="paragraph">
      <style:text-properties fo:color="#6b0094" fo:font-family="'Comic Sans MS'" style:font-family-generic="script" style:font-pitch="variable" fo:font-size="44pt" style:font-size-asian="44pt" style:font-size-complex="44pt"/>
    </style:style>
    <style:style style:name="P6" style:family="paragraph">
      <style:paragraph-properties style:line-height-at-least="1.2cm">
        <style:tab-stops/>
      </style:paragraph-properties>
    </style:style>
    <style:style style:name="P7" style:family="paragraph">
      <style:paragraph-properties style:line-height-at-least="1.2cm">
        <style:tab-stops/>
      </style:paragraph-properties>
      <style:text-properties fo:color="#6b0094" fo:font-family="'Comic Sans MS'" style:font-family-generic="script" style:font-pitch="variable" fo:font-size="22pt" style:font-size-asian="22pt" style:font-size-complex="22pt"/>
    </style:style>
    <style:style style:name="P8" style:family="paragraph">
      <style:paragraph-properties style:line-height-at-least="1.5cm"/>
    </style:style>
    <style:style style:name="P9" style:family="paragraph">
      <style:text-properties fo:color="#6b0094" fo:font-family="'Comic Sans MS'" style:font-family-generic="script" style:font-pitch="variable" fo:font-size="36pt" style:font-size-asian="36pt" style:font-size-complex="36pt"/>
    </style:style>
    <style:style style:name="P10" style:family="paragraph">
      <style:paragraph-properties style:line-height-at-least="1.2cm"/>
    </style:style>
    <style:style style:name="P11" style:family="paragraph">
      <style:text-properties fo:color="#6b0094" fo:font-family="'Comic Sans MS'" style:font-family-generic="script" style:font-pitch="variable"/>
    </style:style>
    <style:style style:name="P12" style:family="paragraph">
      <style:paragraph-properties style:line-height-at-least="1cm"/>
    </style:style>
    <style:style style:name="P13" style:family="paragraph">
      <style:paragraph-properties style:line-height-at-least="1cm"/>
      <style:text-properties fo:color="#6b0094"/>
    </style:style>
    <style:style style:name="P14" style:family="paragraph">
      <style:text-properties fo:color="#6b0094" fo:font-family="'Comic Sans MS'" style:font-family-generic="script" style:font-pitch="variable" fo:font-size="20pt" fo:font-style="normal" style:font-size-asian="20pt" style:font-style-asian="normal" style:font-size-complex="20pt" style:font-style-complex="normal"/>
    </style:style>
    <style:style style:name="P15" style:family="paragraph">
      <style:text-properties fo:color="#6b0094" fo:font-family="'Comic Sans MS'" style:font-family-generic="script" style:font-pitch="variable" fo:font-size="32pt" style:font-size-asian="32pt" style:font-size-complex="32pt"/>
    </style:style>
    <style:style style:name="P16" style:family="paragraph">
      <style:text-properties fo:color="#6b0094" fo:font-family="'Comic Sans MS'" style:font-family-generic="script" style:font-pitch="variable" fo:font-size="24pt" fo:font-weight="normal" style:font-size-asian="24pt" style:font-weight-asian="normal" style:font-size-complex="24pt" style:font-weight-complex="normal"/>
    </style:style>
    <style:style style:name="P17" style:family="paragraph">
      <style:text-properties fo:color="#6b0094" fo:font-family="'Comic Sans MS'" style:font-family-generic="script" style:font-pitch="variable" fo:font-size="48pt" style:font-size-asian="48pt" style:font-size-complex="48pt"/>
    </style:style>
    <style:style style:name="P18" style:family="paragraph">
      <style:paragraph-properties style:line-height-at-least="1cm"/>
      <style:text-properties fo:color="#6b0094" fo:font-family="'Comic Sans MS'" style:font-family-generic="script" style:font-pitch="variable"/>
    </style:style>
    <style:style style:name="P19" style:family="paragraph">
      <style:paragraph-properties style:line-height-at-least="1.2cm"/>
      <style:text-properties fo:color="#6b0094" fo:font-family="'Comic Sans MS'" style:font-family-generic="script" style:font-pitch="variable"/>
    </style:style>
    <style:style style:name="P20" style:family="paragraph">
      <style:text-properties fo:color="#6b0094" fo:font-family="'Comic Sans MS'" style:font-family-generic="script" style:font-pitch="variable" fo:font-size="20pt" style:font-size-asian="20pt" style:font-size-complex="20pt"/>
    </style:style>
    <style:style style:name="P21" style:family="paragraph">
      <style:paragraph-properties fo:text-align="center"/>
      <style:text-properties fo:font-size="42pt" style:font-size-asian="42pt" style:font-size-complex="42pt"/>
    </style:style>
    <style:style style:name="P22" style:family="paragraph">
      <style:paragraph-properties fo:text-align="center"/>
      <style:text-properties fo:color="#6b0094" fo:font-family="'Comic Sans MS'" style:font-family-generic="script" style:font-pitch="variable" fo:font-size="42pt" style:font-size-asian="42pt" style:font-size-complex="42pt"/>
    </style:style>
    <style:style style:name="P23" style:family="paragraph">
      <style:paragraph-properties fo:text-align="center"/>
    </style:style>
    <style:style style:name="P24" style:family="paragraph">
      <style:text-properties fo:color="#5e11a6" fo:font-family="'Comic Sans MS'" style:font-family-generic="script" style:font-pitch="variable" fo:font-size="26pt" style:font-size-asian="26pt" style:font-size-complex="26pt"/>
    </style:style>
    <style:style style:name="P25" style:family="paragraph">
      <style:paragraph-properties fo:text-align="center"/>
      <style:text-properties fo:color="#5e11a6" fo:font-family="'Comic Sans MS'" style:font-family-generic="script" style:font-pitch="variable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6b0094" fo:font-family="'Comic Sans MS'" style:font-family-generic="script" style:font-pitch="variable" fo:font-size="60pt" style:font-size-asian="60pt" style:font-size-complex="60pt"/>
    </style:style>
    <style:style style:name="T2" style:family="text">
      <style:text-properties fo:color="#6b0094" fo:font-size="18pt" style:font-size-asian="18pt" style:font-size-complex="18pt"/>
    </style:style>
    <style:style style:name="T3" style:family="text">
      <style:text-properties fo:color="#6b0094" fo:font-size="26pt" style:font-size-asian="26pt" style:font-size-complex="26pt"/>
    </style:style>
    <style:style style:name="T4" style:family="text">
      <style:text-properties fo:color="#6b0094" fo:font-size="24pt" style:font-size-asian="24pt" style:font-size-complex="24pt"/>
    </style:style>
    <style:style style:name="T5" style:family="text">
      <style:text-properties fo:color="#6b0094" fo:font-family="'Comic Sans MS'" style:font-family-generic="script" style:font-pitch="variable" fo:font-size="32pt" style:font-size-asian="32pt" style:font-size-complex="32pt"/>
    </style:style>
    <style:style style:name="T6" style:family="text">
      <style:text-properties fo:color="#6b0094" fo:font-family="'Comic Sans MS'" style:font-family-generic="script" style:font-pitch="variable" fo:font-size="32pt" fo:language="en" fo:country="US" style:font-size-asian="32pt" style:font-size-complex="32pt"/>
    </style:style>
    <style:style style:name="T7" style:family="text">
      <style:text-properties fo:color="#6b0094" fo:font-family="'Comic Sans MS'" style:font-family-generic="script" style:font-pitch="variable" fo:font-size="44pt" style:font-size-asian="44pt" style:font-size-complex="44pt"/>
    </style:style>
    <style:style style:name="T8" style:family="text">
      <style:text-properties fo:color="#6b0094" fo:font-family="'Comic Sans MS'" style:font-family-generic="script" style:font-pitch="variable" fo:font-size="22pt" style:font-size-asian="22pt" style:font-size-complex="22pt"/>
    </style:style>
    <style:style style:name="T9" style:family="text">
      <style:text-properties fo:color="#6b0094" fo:font-family="'Comic Sans MS'" style:font-family-generic="script" style:font-pitch="variable" fo:font-size="22pt" fo:language="en" fo:country="US" style:font-size-asian="22pt" style:font-size-complex="22pt"/>
    </style:style>
    <style:style style:name="T10" style:family="text">
      <style:text-properties fo:color="#6b0094" fo:font-family="'Comic Sans MS'" style:font-family-generic="script" style:font-pitch="variable" fo:font-size="36pt" style:font-size-asian="36pt" style:font-size-complex="36pt"/>
    </style:style>
    <style:style style:name="T11" style:family="text">
      <style:text-properties fo:color="#5e11a6" fo:font-family="'Comic Sans MS'" style:font-family-generic="script" style:font-pitch="variable" fo:font-weight="bold" style:font-weight-asian="bold" style:font-weight-complex="bold"/>
    </style:style>
    <style:style style:name="T12" style:family="text">
      <style:text-properties fo:color="#5e11a6" fo:font-family="'Comic Sans MS'" style:font-family-generic="script" style:font-pitch="variable"/>
    </style:style>
    <style:style style:name="T13" style:family="text">
      <style:text-properties fo:color="#5e11a6" fo:font-family="'Comic Sans MS'" style:font-family-generic="script" style:font-pitch="variable" fo:language="en" fo:country="US"/>
    </style:style>
    <style:style style:name="T14" style:family="text">
      <style:text-properties fo:color="#5e11a6" fo:font-family="'Comic Sans MS'" style:font-family-generic="script" style:font-pitch="variable" fo:language="en" fo:country="US" fo:font-weight="bold" style:font-weight-asian="bold" style:font-weight-complex="bold"/>
    </style:style>
    <style:style style:name="T15" style:family="text">
      <style:text-properties fo:color="#6b0094" fo:language="en" fo:country="US" fo:font-weight="bold" style:font-weight-asian="bold" style:font-weight-complex="bold"/>
    </style:style>
    <style:style style:name="T16" style:family="text">
      <style:text-properties fo:color="#6b0094" fo:font-weight="bold" style:font-weight-asian="bold" style:font-weight-complex="bold"/>
    </style:style>
    <style:style style:name="T17" style:family="text">
      <style:text-properties fo:color="#6b0094" fo:font-family="'Comic Sans MS'" style:font-family-generic="script" style:font-pitch="variable" fo:language="en" fo:country="US"/>
    </style:style>
    <style:style style:name="T18" style:family="text">
      <style:text-properties fo:color="#6b0094" fo:font-family="'Comic Sans MS'" style:font-family-generic="script" style:font-pitch="variable" fo:font-size="36pt" fo:language="en" fo:country="US" style:font-size-asian="36pt" style:font-size-complex="36pt"/>
    </style:style>
    <style:style style:name="T19" style:family="text">
      <style:text-properties fo:color="#6b0094" fo:font-family="'Comic Sans MS'" style:font-family-generic="script" style:font-pitch="variable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6b0094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6b0094"/>
    </style:style>
    <style:style style:name="T22" style:family="text">
      <style:text-properties fo:color="#6b0094" fo:font-family="'Comic Sans MS'" style:font-family-generic="script" style:font-pitch="variable"/>
    </style:style>
    <style:style style:name="T23" style:family="text">
      <style:text-properties fo:color="#6b0094" fo:font-family="'Comic Sans MS'" style:font-family-generic="script" style:font-pitch="variable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6b0094" fo:font-family="'Comic Sans MS'" style:font-family-generic="script" style:font-pitch="variable" fo:font-size="24pt" fo:language="en" fo:country="US" fo:font-weight="normal" style:font-size-asian="24pt" style:font-weight-asian="normal" style:font-size-complex="24pt" style:font-weight-complex="normal"/>
    </style:style>
    <style:style style:name="T25" style:family="text">
      <style:text-properties fo:color="#6b0094" fo:font-family="'Comic Sans MS'" style:font-family-generic="script" style:font-pitch="variable" fo:font-size="48pt" style:font-size-asian="48pt" style:font-size-complex="48pt"/>
    </style:style>
    <style:style style:name="T26" style:family="text">
      <style:text-properties fo:color="#6b0094" fo:font-family="'Comic Sans MS'" style:font-family-generic="script" style:font-pitch="variable" fo:font-weight="bold" style:font-weight-asian="bold" style:font-weight-complex="bold"/>
    </style:style>
    <style:style style:name="T27" style:family="text">
      <style:text-properties fo:color="#6b0094" fo:font-family="'Comic Sans MS'" style:font-family-generic="script" style:font-pitch="variable" fo:font-size="20pt" style:font-size-asian="20pt" style:font-size-complex="20pt"/>
    </style:style>
    <style:style style:name="T28" style:family="text">
      <style:text-properties fo:color="#6b0094" fo:font-family="'Comic Sans MS'" style:font-family-generic="script" style:font-pitch="variable" fo:font-size="42pt" style:font-size-asian="42pt" style:font-size-complex="42pt"/>
    </style:style>
    <style:style style:name="T29" style:family="text">
      <style:text-properties fo:language="en" fo:country="US"/>
    </style:style>
    <style:style style:name="T30" style:family="text">
      <style:text-properties fo:color="#5e11a6" fo:font-family="'Comic Sans MS'" style:font-family-generic="script" style:font-pitch="variable" fo:font-size="26pt" style:font-size-asian="26pt" style:font-size-complex="26pt"/>
    </style:style>
    <style:style style:name="T31" style:family="text">
      <style:text-properties fo:color="#5e11a6" fo:font-family="'Comic Sans MS'" style:font-family-generic="script" style:font-pitch="variable" fo:font-size="26pt" fo:font-weight="bold" style:font-size-asian="26pt" style:font-weight-asian="bold" style:font-size-complex="26pt" style:font-weight-complex="bold"/>
    </style:style>
    <style:style style:name="T32" style:family="text">
      <style:text-properties fo:color="#5e11a6" fo:font-family="'Comic Sans MS'" style:font-family-generic="script" style:font-pitch="variable" fo:font-size="16pt" style:font-size-asian="16pt" style:font-size-complex="16pt"/>
    </style:style>
    <style:style style:name="T33" style:family="text">
      <style:text-properties fo:color="#5e11a6" fo:font-family="'Comic Sans MS'" style:font-family-generic="script" style:font-pitch="variabl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draw:id="id4">
        <office:forms form:automatic-focus="false" form:apply-design-mode="false"/>
        <draw:frame draw:style-name="gr1" draw:text-style-name="P1" draw:layer="layout" svg:width="15.5cm" svg:height="3.202cm" svg:x="6.5cm" svg:y="0.5cm">
          <draw:text-box>
            <text:p><text:span text:style-name="T1">Γιατί Gentoo;</text:span></text:p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draw:frame draw:style-name="gr3" draw:text-style-name="P3" draw:layer="layout" svg:width="17.554cm" svg:height="1.5cm" svg:x="5.242cm" svg:y="4.5cm">
          <draw:text-box>
            <text:p><text:span text:style-name="T3">Χανδράς Μάρκος - Αλεξάντερ Αλέξανδρος</text:span></text:p>
          </draw:text-box>
        </draw:frame>
        <draw:frame draw:style-name="gr2" draw:text-style-name="P4" draw:layer="layout" svg:width="13.333cm" svg:height="2.139cm" svg:x="7.163cm" svg:y="6cm">
          <draw:text-box>
            <text:p><text:span text:style-name="T4">Ελληνική Κοινότητα Gentoo Linux </text:span></text:p>
            <text:p><text:span text:style-name="T4"><text:tab/></text:span><text:span text:style-name="T4">http://www.gentoo-el.org</text:span></text:p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draw:id="id5">
        <office:forms form:automatic-focus="false" form:apply-design-mode="false"/>
        <draw:frame draw:style-name="gr5" draw:text-style-name="P1" draw:layer="layout" svg:width="13.5cm" svg:height="3.202cm" svg:x="8cm" svg:y="1cm">
          <draw:text-box>
            <text:p><text:span text:style-name="T1">Περιεχόμενα</text:span></text:p>
          </draw:text-box>
        </draw:frame>
        <draw:frame draw:style-name="gr2" draw:layer="layout" svg:width="24.143cm" svg:height="17.423cm" svg:x="0.5cm" svg:y="4.077cm">
          <draw:text-box>
            <text:list text:style-name="L1">
              <text:list-item>
                <text:p><text:span text:style-name="T5">Η ιστορία του Gentoo Linux</text:span><text:span text:style-name="T5"><text:line-break/></text:span><text:span text:style-name="T5"/></text:p>
              </text:list-item>
              <text:list-item>
                <text:p><text:span text:style-name="T5">To Gentoo στην πράξη</text:span></text:p>
                <text:list>
                  <text:list-header>
                    <text:p><text:span text:style-name="T5">* Βασική διαχείριση</text:span></text:p>
                    <text:p><text:span text:style-name="T5">* </text:span><text:span text:style-name="T6">Package manager ( portage )</text:span></text:p>
                    <text:p><text:span text:style-name="T5">* </text:span><text:span text:style-name="T6">Ebuilds</text:span></text:p>
                    <text:p><text:span text:style-name="T5">* Πλεονεκτήματα / Μειονεκτήματα</text:span></text:p>
                    <text:p><text:span text:style-name="T5">* Συμβολή του Gentoo Linux στην κοινότητα</text:span></text:p>
                    <text:p><text:span text:style-name="T5"/></text:p>
                  </text:list-header>
                </text:list>
              </text:list-item>
              <text:list-item>
                <text:p><text:span text:style-name="T5"><text:s/></text:span><text:span text:style-name="T5">Η Ελληνική Κοινότητα Gentoo Linux</text:span></text:p>
                <text:list>
                  <text:list-header>
                    <text:p><text:line-break/><text:tab/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draw:id="id6">
        <office:forms form:automatic-focus="false" form:apply-design-mode="false"/>
        <draw:frame draw:style-name="gr6" draw:text-style-name="P5" draw:layer="layout" svg:width="24.175cm" svg:height="3cm" svg:x="2.5cm" svg:y="0cm">
          <draw:text-box>
            <text:p><text:span text:style-name="T7">Η Ιστορία του Gentoo Linux (1/2)</text:span></text:p>
          </draw:text-box>
        </draw:frame>
        <draw:frame draw:style-name="gr7" draw:text-style-name="P7" draw:layer="layout" svg:width="25.979cm" svg:height="16.852cm" svg:x="1.033cm" svg:y="2.148cm">
          <draw:text-box>
            <text:list text:style-name="L2">
              <text:list-item>
                <text:p text:style-name="P6"><text:span text:style-name="T8">Δημιουργήθηκε το 1999 από τον </text:span><text:span text:style-name="T9">Daniel</text:span><text:span text:style-name="T8"> </text:span><text:span text:style-name="T9">Robbins.</text:span><text:span text:style-name="T8"> H αρχική του ονομασία</text:span><text:span text:style-name="T8"><text:line-break/></text:span><text:span text:style-name="T8">ήταν Enoch.</text:span></text:p>
              </text:list-item>
              <text:list-item>
                <text:p text:style-name="P6"><text:span text:style-name="T8">Η διανομή ήταν βασισμένη στον πηγαίο κώδικα και χρησιμοποιούσε</text:span><text:span text:style-name="T8"><text:line-break/></text:span><text:span text:style-name="T8">τον GCC </text:span><text:span text:style-name="T9">compiler</text:span><text:span text:style-name="T8">, και ποιο συγκεκριμένα τον EGCS ( GCC </text:span><text:span text:style-name="T9">fork</text:span><text:span text:style-name="T8"> ).</text:span></text:p>
              </text:list-item>
              <text:list-item>
                <text:p text:style-name="P6"><text:span text:style-name="T8">O EGCS ήταν σαφώς γρηγορότερος και έτσι ο </text:span><text:span text:style-name="T9">Robbins</text:span><text:span text:style-name="T8">, θέλοντας να</text:span></text:p>
              </text:list-item>
            </text:list>
            <text:list text:style-name="L1">
              <text:list-header>
                <text:p text:style-name="P6"><text:span text:style-name="T8">δώσει έμφαση στην ταχύτητα της διανομής, <text:s/>άλλαξε το όνομα </text:span></text:p>
                <text:p text:style-name="P6"><text:span text:style-name="T8">της διανομής σε Gentoo (ράτσα πιγκουίνων η οποία είναι η </text:span></text:p>
                <text:p text:style-name="P6"><text:span text:style-name="T8">γρηγορότερη στο κολύμπι).</text:span></text:p>
              </text:list-header>
            </text:list>
            <text:list text:style-name="L2">
              <text:list-item>
                <text:p text:style-name="P6"><text:span text:style-name="T8">Ο Robbins σταμάτησε την ανάπτυξη του Gentoo για ένα μικρό </text:span></text:p>
              </text:list-item>
            </text:list>
            <text:list text:style-name="L1">
              <text:list-header>
                <text:p text:style-name="P6"><text:span text:style-name="T8">χρονικό διάστημα και επικεντρώθηκε στο FreeBSD. Γυρνώντας </text:span></text:p>
                <text:p text:style-name="P6"><text:span text:style-name="T8">πίσω στο Gentoo, έφερε και το Portage το οποίο ήταν βασισμένο στα </text:span></text:p>
                <text:p text:style-name="P6"><text:span text:style-name="T8">ports του FreeBSD.</text:span></text:p>
                <text:p text:style-name="P6"><text:span text:style-name="T8"/></text:p>
              </text:list-header>
            </text:list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draw:id="id7">
        <office:forms form:automatic-focus="false" form:apply-design-mode="false"/>
        <draw:frame draw:style-name="gr6" draw:text-style-name="P5" draw:layer="layout" svg:width="24.425cm" svg:height="3cm" svg:x="2.501cm" svg:y="0cm">
          <draw:text-box>
            <text:p><text:span text:style-name="T7">Η Ιστορία του Gentoo Linux (2/2)</text:span></text:p>
          </draw:text-box>
        </draw:frame>
        <draw:frame draw:style-name="gr2" draw:text-style-name="P8" draw:layer="layout" svg:width="26.883cm" svg:height="12.251cm" svg:x="1cm" svg:y="3.5cm">
          <draw:text-box>
            <text:list text:style-name="L1">
              <text:list-item>
                <text:p text:style-name="P8"><text:span text:style-name="T8">Gentoo Linux 1.0 – March 2002. </text:span></text:p>
              </text:list-item>
              <text:list-item>
                <text:p text:style-name="P8"><text:span text:style-name="T8">Ο Robbins σταματάει να είναι Project Leader και δημιουργεί το</text:span></text:p>
                <text:p text:style-name="P8"><text:span text:style-name="T8">Gentoo Foundation <text:s/>το 2004.</text:span></text:p>
              </text:list-item>
              <text:list-item>
                <text:p text:style-name="P8"><text:span text:style-name="T8">Ένα συμβούλιο 5 μελών ( Board of Trustees ) δημιουργείται το 2008 που </text:span></text:p>
                <text:p text:style-name="P8"><text:span text:style-name="T8">έχει σκοπό την διοικητική μέριμνα του Gentoo. Παράλληλα </text:span></text:p>
                <text:p text:style-name="P8"><text:span text:style-name="T8">ένα συμβούλιο 7 μελών ( Gentoo Council ) είναι υπεύθυνο για την επίβλεψη </text:span></text:p>
                <text:p text:style-name="P8"><text:span text:style-name="T8">της ορθής λειτουργίας του τεχνικού τμήματος και την ορθή και βιώσιμη</text:span></text:p>
                <text:p text:style-name="P8"><text:span text:style-name="T8">λειτουργία των ξεχωριστών projects μέσα στο Gentoo</text:span></text:p>
              </text:list-item>
            </text:list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draw:id="id8">
        <office:forms form:automatic-focus="false" form:apply-design-mode="false"/>
        <draw:frame draw:style-name="gr5" draw:text-style-name="P9" draw:layer="layout" svg:width="13.5cm" svg:height="2.021cm" svg:x="7.5cm" svg:y="0cm">
          <draw:text-box>
            <text:p><text:span text:style-name="T10">Configuration (1/3)</text:span></text:p>
          </draw:text-box>
        </draw:frame>
        <draw:frame draw:style-name="gr8" draw:text-style-name="P10" draw:layer="layout" svg:width="11.219cm" svg:height="11.051cm" svg:x="2.775cm" svg:y="1.922cm">
          <draw:text-box>
            <text:list text:style-name="L1">
              <text:list-item>
                <text:p text:style-name="P10"><text:span text:style-name="T11"><text:s/></text:span><text:span text:style-name="T11">/etc/make.conf</text:span><text:span text:style-name="T12">:</text:span></text:p>
                <text:list>
                  <text:list-item>
                    <text:p text:style-name="P10"><text:span text:style-name="T12">USE Flags</text:span></text:p>
                  </text:list-item>
                  <text:list-item>
                    <text:p text:style-name="P10"><text:span text:style-name="T12">CFLAGS</text:span></text:p>
                  </text:list-item>
                  <text:list-item>
                    <text:p text:style-name="P10"><text:span text:style-name="T12">LDFLAGS</text:span></text:p>
                  </text:list-item>
                  <text:list-item>
                    <text:p text:style-name="P10"><text:span text:style-name="T12">KEYWORDS για stable/unstable</text:span></text:p>
                  </text:list-item>
                  <text:list-item>
                    <text:p text:style-name="P10"><text:span text:style-name="T12">FEATURES</text:span></text:p>
                  </text:list-item>
                  <text:list-item>
                    <text:p text:style-name="P10"><text:span text:style-name="T12">Πολλές ακόμα μεταβλητές</text:span></text:p>
                  </text:list-item>
                  <text:list-item>
                    <text:p text:style-name="P10"><text:span text:style-name="T12">man make.conf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11"/></text:p>
              </text:list-header>
            </text:list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draw:id="id9">
        <office:forms form:automatic-focus="false" form:apply-design-mode="false"/>
        <draw:frame draw:style-name="gr2" draw:layer="layout" svg:width="24.828cm" svg:height="14.411cm" svg:x="1cm" svg:y="2.803cm">
          <draw:text-box>
            <text:list text:style-name="L4">
              <text:list-item>
                <text:p><text:span text:style-name="T11">/etc/portage/:</text:span></text:p>
                <text:list>
                  <text:list-item>
                    <text:list>
                      <text:list-item>
                        <text:p><text:span text:style-name="T12">package.use: Συγκεκριμένα use flags</text:span></text:p>
                        <text:p><text:span text:style-name="T12">για κάθε πακέτο</text:span></text:p>
                      </text:list-item>
                      <text:list-item>
                        <text:p><text:span text:style-name="T12">package.mask: Απαγόρευση εγκατάστασης συγκεκριμένων πακέτων / </text:span></text:p>
                        <text:p><text:span text:style-name="T12">εκδόσεων πακέτων</text:span></text:p>
                      </text:list-item>
                      <text:list-item>
                        <text:p><text:span text:style-name="T12">package.keywords: Εγκατάσταση testing/unstable πακέτων ( mixed systems )</text:span></text:p>
                      </text:list-item>
                      <text:list-item>
                        <text:p><text:span text:style-name="T12">package.unmask: Εγκατάσταση πακέτων που θεωρούνται “σπασμένα” από </text:span></text:p>
                        <text:p><text:span text:style-name="T12">τους developers.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<text:s/></text:span><text:span text:style-name="T11">/etc/conf.d:</text:span></text:p>
                <text:p><text:span text:style-name="T12"><text:s/></text:span><text:span text:style-name="T12"><text:tab/></text:span><text:span text:style-name="T12">Ένα αρχείο για κάθε init </text:span><text:span text:style-name="T13">script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  </text:list-item>
              <text:list-item>
                <text:p><text:span text:style-name="T11">/etc/rc.conf ( Global OpenRC </text:span><text:span text:style-name="T14">configuration</text:span><text:span text:style-name="T11"> </text:span><text:span text:style-name="T14">Settin</text:span><text:span text:style-name="T15">gs</text:span><text:span text:style-name="T16"> )</text:span></text:p>
                <text:list>
                  <text:list-item>
                    <text:p><text:span text:style-name="T17">OpenRC is a dependency based init system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3.5cm" svg:height="2.021cm" svg:x="7.5cm" svg:y="0.001cm">
          <draw:text-box>
            <text:p><text:span text:style-name="T18">Configuration</text:span><text:span text:style-name="T10"> (2/3)</text:span></text:p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draw:id="id10">
        <office:forms form:automatic-focus="false" form:apply-design-mode="false"/>
        <draw:frame draw:style-name="gr5" draw:text-style-name="P9" draw:layer="layout" svg:width="13.5cm" svg:height="2.021cm" svg:x="7.5cm" svg:y="0.002cm">
          <draw:text-box>
            <text:p><text:span text:style-name="T10">Παραδείγματα (1/2)</text:span></text:p>
          </draw:text-box>
        </draw:frame>
        <draw:frame draw:style-name="gr9" draw:text-style-name="P11" draw:layer="layout" svg:width="6.5cm" svg:height="1.237cm" svg:x="10cm" svg:y="2.5cm">
          <draw:text-box>
            <text:p><text:span text:style-name="T19">/etc/make.conf</text:span></text:p>
          </draw:text-box>
        </draw:frame>
        <draw:frame draw:style-name="gr10" draw:text-style-name="P13" draw:layer="layout" svg:width="22.714cm" svg:height="12.251cm" svg:x="0.5cm" svg:y="3.982cm">
          <draw:text-box>
            <text:p text:style-name="P12"><text:span text:style-name="T20"/></text:p>
            <text:p text:style-name="P12"><text:span text:style-name="T21"/></text:p>
            <text:p text:style-name="P12"><text:span text:style-name="T21">CFLAGS="-ggdb -Wall -O2 -march=core2 -pipe"</text:span></text:p>
            <text:p text:style-name="P12"><text:span text:style-name="T21">CXXFLAGS="${CFLAGS}"</text:span></text:p>
            <text:p text:style-name="P12"><text:span text:style-name="T21">LDFLAGS="-Wl,-O1 -Wl,--hash-style=gnu,--enable-new-dtags,--as-needed"</text:span></text:p>
            <text:p text:style-name="P12"><text:span text:style-name="T21">CHOST="x86_64-pc-linux-gnu"</text:span></text:p>
            <text:p text:style-name="P12"><text:span text:style-name="T21">ACCEPT_KEYWORDS="amd64 ~amd64"</text:span></text:p>
            <text:p text:style-name="P12"><text:span text:style-name="T21">MAKEOPTS="-j3</text:span></text:p>
            <text:p text:style-name="P12"><text:span text:style-name="T21">FEATURES=”sandbox buildpkg”</text:span></text:p>
            <text:p text:style-name="P12"><text:span text:style-name="T21">USE=”kde -gnome -dbus hal -doc -alsa”</text:span></text:p>
            <text:p text:style-name="P12"><text:span text:style-name="T21"/></text:p>
            <text:p text:style-name="P12"><text:span text:style-name="T21"/></text:p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draw:id="id11">
        <office:forms form:automatic-focus="false" form:apply-design-mode="false"/>
        <draw:frame draw:style-name="gr5" draw:text-style-name="P9" draw:layer="layout" svg:width="13.5cm" svg:height="2.021cm" svg:x="7.5cm" svg:y="0.003cm">
          <draw:text-box>
            <text:p><text:span text:style-name="T10">Παραδείγματα (2/2)</text:span></text:p>
          </draw:text-box>
        </draw:frame>
        <draw:frame draw:style-name="gr9" draw:text-style-name="P11" draw:layer="layout" svg:width="6.5cm" svg:height="1.237cm" svg:x="10cm" svg:y="2.501cm">
          <draw:text-box>
            <text:p><text:span text:style-name="T19">/etc/portage/*</text:span></text:p>
          </draw:text-box>
        </draw:frame>
        <draw:frame draw:style-name="gr11" draw:text-style-name="P14" draw:layer="layout" svg:width="12.353cm" svg:height="5.561cm" svg:x="0.647cm" svg:y="3.784cm">
          <draw:text-box>
            <text:list text:style-name="L1">
              <text:list-item>
                <text:p><text:span text:style-name="T22">package.keywords</text:span></text:p>
                <text:list>
                  <text:list-item>
                    <text:p><text:span text:style-name="T22">dev-util/qt-creator **</text:span></text:p>
                  </text:list-item>
                  <text:list-item>
                    <text:p><text:span text:style-name="T22">dev-vcs/git ~amd64</text:span><text:span text:style-name="T22"><text:line-break/></text:span><text:span text:style-name="T22"/></text:p>
                  </text:list-item>
                </text:list>
              </text:list-item>
              <text:list-item>
                <text:p><text:span text:style-name="T22">package.use</text:span></text:p>
                <text:list>
                  <text:list-item>
                    <text:p><text:span text:style-name="T22">media-sound/qmmp scrobbler -jack</text:span></text:p>
                  </text:list-item>
                </text:list>
              </text:list-item>
            </text:list>
          </draw:text-box>
        </draw:frame>
        <draw:frame draw:style-name="gr12" draw:layer="layout" svg:width="14cm" svg:height="4.676cm" svg:x="13.5cm" svg:y="4cm">
          <draw:text-box>
            <text:list text:style-name="L1">
              <text:list-item>
                <text:p><text:span text:style-name="T22">package.mask</text:span></text:p>
                <text:list>
                  <text:list-item>
                    <text:p><text:span text:style-name="T22">&gt;app-crypt/gnupg-2.0.12</text:span><text:span text:style-name="T22"><text:line-break/></text:span><text:span text:style-name="T22"/></text:p>
                  </text:list-item>
                </text:list>
              </text:list-item>
              <text:list-item>
                <text:p><text:span text:style-name="T22">evn.d/media-video/griffith</text:span></text:p>
                <text:list>
                  <text:list-item>
                    <text:list>
                      <text:list-item>
                        <text:p><text:span text:style-name="T22">export FEATURES=”nodoc”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draw:id="id12">
        <office:forms form:automatic-focus="false" form:apply-design-mode="false"/>
        <draw:frame draw:style-name="gr13" draw:text-style-name="P15" draw:layer="layout" svg:width="17cm" svg:height="1.826cm" svg:x="5.5cm" svg:y="0.5cm">
          <draw:text-box>
            <text:p><text:span text:style-name="T5">Package Manager - Portage</text:span></text:p>
          </draw:text-box>
        </draw:frame>
        <draw:frame draw:style-name="gr2" draw:text-style-name="P16" draw:layer="layout" svg:width="18.002cm" svg:height="10.844cm" svg:x="3cm" svg:y="4cm">
          <draw:text-box>
            <text:list text:style-name="L1">
              <text:list-item>
                <text:p><text:span text:style-name="T23"><text:s/></text:span><text:span text:style-name="T23">Επίσημος </text:span><text:span text:style-name="T24">Package</text:span><text:span text:style-name="T23"> </text:span><text:span text:style-name="T24">Manager</text:span></text:p>
              </text:list-item>
              <text:list-item>
                <text:p><text:span text:style-name="T23"><text:s/></text:span><text:span text:style-name="T23">Βασισμένο στα Ports του FreeBSD</text:span></text:p>
              </text:list-item>
              <text:list-item>
                <text:p><text:span text:style-name="T23"><text:s/></text:span><text:span text:style-name="T23">Εξωτερικά </text:span><text:span text:style-name="T24">repositories</text:span><text:span text:style-name="T23"> ( </text:span><text:span text:style-name="T24">overlays</text:span><text:span text:style-name="T23"> )</text:span></text:p>
              </text:list-item>
              <text:list-item>
                <text:p><text:span text:style-name="T23"><text:s/></text:span><text:span text:style-name="T23">SLOTS</text:span></text:p>
              </text:list-item>
              <text:list-item>
                <text:p><text:span text:style-name="T23"><text:s/></text:span><text:span text:style-name="T23">Eclass ( σύνολο συναρτήσεων )</text:span></text:p>
              </text:list-item>
              <text:list-item>
                <text:p><text:span text:style-name="T24"><text:s/></text:span><text:span text:style-name="T24">Ebuilds ( Text based packet specification )</text:span></text:p>
              </text:list-item>
              <text:list-item>
                <text:p><text:span text:style-name="T23"><text:s/></text:span><text:span text:style-name="T23">Υποστήριξη για </text:span><text:span text:style-name="T24">Binary</text:span><text:span text:style-name="T23"> </text:span><text:span text:style-name="T24">packages</text:span></text:p>
              </text:list-item>
              <text:list-item>
                <text:p><text:span text:style-name="T23"><text:s/></text:span><text:span text:style-name="T23">/etc/make.conf</text:span></text:p>
              </text:list-item>
              <text:list-item>
                <text:p><text:span text:style-name="T23"><text:s/></text:span><text:span text:style-name="T24">Sets</text:span></text:p>
              </text:list-item>
            </text:list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draw:id="id13">
        <office:forms form:automatic-focus="false" form:apply-design-mode="false"/>
        <draw:frame draw:style-name="gr1" draw:text-style-name="P17" draw:layer="layout" svg:width="9.5cm" svg:height="2.613cm" svg:x="8.5cm" svg:y="0.387cm">
          <draw:text-box>
            <text:p><text:span text:style-name="T25">+/- (1/2)</text:span></text:p>
          </draw:text-box>
        </draw:frame>
        <draw:frame draw:style-name="gr2" draw:text-style-name="P18" draw:layer="layout" svg:width="23.382cm" svg:height="10.251cm" svg:x="3.5cm" svg:y="2.765cm">
          <draw:text-box>
            <text:p text:style-name="P12"><text:span text:style-name="T26">Πλεονεκτήματα:</text:span></text:p>
            <text:p text:style-name="P12"><text:span text:style-name="T22"/></text:p>
            <text:list text:style-name="L1">
              <text:list-item>
                <text:p text:style-name="P12"><text:span text:style-name="T22"><text:s/></text:span><text:span text:style-name="T22">Βελτιστοποίηση παραγόμενου κώδικα με την χρήση των CFLAGS/LDFLAGS</text:span></text:p>
              </text:list-item>
              <text:list-item>
                <text:p text:style-name="P12"><text:span text:style-name="T22"><text:s/></text:span><text:span text:style-name="T22">Μικρότερα binaries βασισμένα στις προσωπικές επιλογές του χρήστη</text:span></text:p>
                <text:p text:style-name="P12"><text:span text:style-name="T22"><text:s/></text:span><text:span text:style-name="T22">( USE flags, CFLAGS, LDFLAGS )</text:span></text:p>
              </text:list-item>
              <text:list-item>
                <text:p text:style-name="P12"><text:span text:style-name="T22"><text:s/></text:span><text:span text:style-name="T22">Πολλαπλές εκδόσεις του ιδιου πακέτου, κάθε μία διαφορετικά μεταγλωττισμένη</text:span></text:p>
              </text:list-item>
              <text:list-item>
                <text:p text:style-name="P12"><text:span text:style-name="T22"><text:s/></text:span><text:span text:style-name="T22">Up-to-date αμέσως μετά την εγκατάσταση της διανομής</text:span></text:p>
              </text:list-item>
              <text:list-item>
                <text:p text:style-name="P12"><text:span text:style-name="T22"><text:s/></text:span><text:span text:style-name="T22">Ασφάλεια ( GLSA, security team )</text:span></text:p>
              </text:list-item>
              <text:list-item>
                <text:p text:style-name="P12"><text:span text:style-name="T22"><text:s/></text:span><text:span text:style-name="T22">Πλήρης γνώση του χρήστη για της ενέργειες του</text:span></text:p>
              </text:list-item>
              <text:list-item>
                <text:p text:style-name="P12"><text:span text:style-name="T22"><text:s/></text:span><text:span text:style-name="T22">Ευκολία διαχείρισης των runlevels</text:span></text:p>
              </text:list-item>
            </text:list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draw:id="id14">
        <office:forms form:automatic-focus="false" form:apply-design-mode="false"/>
        <draw:frame draw:style-name="gr1" draw:text-style-name="P17" draw:layer="layout" svg:width="9.5cm" svg:height="2.613cm" svg:x="8.5cm" svg:y="0.388cm">
          <draw:text-box>
            <text:p><text:span text:style-name="T25">+/- (2/2)</text:span></text:p>
          </draw:text-box>
        </draw:frame>
        <draw:frame draw:style-name="gr12" draw:text-style-name="P19" draw:layer="layout" svg:width="19.5cm" svg:height="12.251cm" svg:x="2.5cm" svg:y="3.284cm">
          <draw:text-box>
            <text:p text:style-name="P10"><text:span text:style-name="T26">Μειονεκτήματα:</text:span></text:p>
            <text:list text:style-name="L1">
              <text:list-item>
                <text:p text:style-name="P10"><text:span text:style-name="T22"><text:s/></text:span><text:span text:style-name="T22">Εγκαστάσταση</text:span></text:p>
                <text:list>
                  <text:list-item>
                    <text:p text:style-name="P10"><text:span text:style-name="T22">Απουσία γραφικού installer</text:span></text:p>
                  </text:list-item>
                </text:list>
              </text:list-item>
              <text:list-item>
                <text:p text:style-name="P10"><text:span text:style-name="T22"><text:s/></text:span><text:span text:style-name="T22">Χρόνοι μεταγλώττισης</text:span></text:p>
                <text:p text:style-name="P10"><text:span text:style-name="T22">Ενδεικτικά:</text:span></text:p>
                <text:list>
                  <text:list-header>
                    <text:p text:style-name="P10"><text:span text:style-name="T26">CPU:</text:span><text:span text:style-name="T22"> AMD Phenom(tm) 8650 Triple-Core Processor</text:span></text:p>
                    <text:p text:style-name="P10"><text:span text:style-name="T22">Χρόνοι για:</text:span></text:p>
                    <text:list>
                      <text:list-item>
                        <text:list>
                          <text:list-item>
                            <text:p text:style-name="P10"><text:span text:style-name="T26">GCC-4.4.2 :</text:span><text:span text:style-name="T22"> 39 minutes and 14 seconds.</text:span></text:p>
                          </text:list-item>
                          <text:list-item>
                            <text:p text:style-name="P10"><text:span text:style-name="T26">Firefox-3.6.2 :</text:span><text:span text:style-name="T22"> 2 minutes and 18 seconds</text:span></text:p>
                          </text:list-item>
                          <text:list-item>
                            <text:p text:style-name="P10"><text:span text:style-name="T26">Quassel-0.6 (client) :</text:span><text:span text:style-name="T22"> 5 minutes and 35 seconds</text:span></text:p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draw:id="id15">
        <office:forms form:automatic-focus="false" form:apply-design-mode="false"/>
        <draw:frame draw:style-name="gr2" draw:text-style-name="P9" draw:layer="layout" svg:width="14.4cm" svg:height="2.021cm" svg:x="7cm" svg:y="0.979cm">
          <draw:text-box>
            <text:p><text:span text:style-name="T10">Συμβολή στην Κοινότητα</text:span></text:p>
          </draw:text-box>
        </draw:frame>
        <draw:frame draw:style-name="gr14" draw:text-style-name="P20" draw:layer="layout" svg:width="18.5cm" svg:height="13.069cm" svg:x="3cm" svg:y="3cm">
          <draw:text-box>
            <text:list text:style-name="L1">
              <text:list-item>
                <text:p><text:span text:style-name="T19">Upstream</text:span></text:p>
                <text:list>
                  <text:list-item>
                    <text:p><text:span text:style-name="T27">Στενή συνεργασία με τους upstream developers</text:span></text:p>
                    <text:list>
                      <text:list-item>
                        <text:p><text:span text:style-name="T27">Releases</text:span></text:p>
                      </text:list-item>
                      <text:list-item>
                        <text:p><text:span text:style-name="T27">Patches</text:span></text:p>
                      </text:list-item>
                      <text:list-item>
                        <text:p><text:span text:style-name="T27">Bugs</text:span></text:p>
                      </text:list-item>
                      <text:list-item>
                        <text:p><text:span text:style-name="T27">Upstream Developers = <text:s/>Gentoo Developers</text:span></text:p>
                      </text:list-item>
                    </text:list>
                    <text:p><text:span text:style-name="T27"/></text:p>
                  </text:list-item>
                </text:list>
              </text:list-item>
              <text:list-item>
                <text:p><text:span text:style-name="T19">Documentation</text:span></text:p>
                <text:list>
                  <text:list-item>
                    <text:p><text:span text:style-name="T27">Docs</text:span></text:p>
                  </text:list-item>
                  <text:list-item>
                    <text:p><text:span text:style-name="T27">Wiki</text:span></text:p>
                  </text:list-item>
                  <text:list-item>
                    <text:p><text:span text:style-name="T27">Forums</text:span></text:p>
                  </text:list-item>
                  <text:list-item>
                    <text:p><text:span text:style-name="T27">Blogs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draw:id="id16">
        <office:forms form:automatic-focus="false" form:apply-design-mode="false"/>
        <draw:frame draw:style-name="gr2" draw:text-style-name="P22" draw:layer="layout" svg:width="26.609cm" svg:height="2.317cm" svg:x="0.4cm" svg:y="0.586cm">
          <draw:text-box>
            <text:p text:style-name="P21"><text:span text:style-name="T28">Ελληνική Κοινότητα Gentoo Linux (1/2)</text:span></text:p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draw:rect draw:style-name="gr15" draw:text-style-name="P23" draw:layer="layout" svg:width="2.5cm" svg:height="1cm" svg:x="12cm" svg:y="3.5cm">
          <text:p text:style-name="P23">Μέλη</text:p>
        </draw:rect>
        <draw:rect draw:style-name="gr15" draw:text-style-name="P23" draw:id="id1" draw:layer="layout" svg:width="4cm" svg:height="1cm" svg:x="7cm" svg:y="6.5cm">
          <text:p text:style-name="P23">Developers</text:p>
        </draw:rect>
        <draw:rect draw:style-name="gr15" draw:text-style-name="P23" draw:id="id3" draw:layer="layout" svg:width="3.5cm" svg:height="1cm" svg:x="20.5cm" svg:y="7cm">
          <text:p text:style-name="P23">Users</text:p>
        </draw:rect>
        <draw:line draw:style-name="gr16" draw:text-style-name="P23" draw:layer="layout" svg:x1="12cm" svg:y1="4.5cm" svg:x2="9.5cm" svg:y2="6.5cm">
          <text:p/>
        </draw:line>
        <draw:line draw:style-name="gr16" draw:text-style-name="P23" draw:layer="layout" svg:x1="14.5cm" svg:y1="4.5cm" svg:x2="22.5cm" svg:y2="7cm">
          <text:p/>
        </draw:line>
        <draw:rect draw:style-name="gr15" draw:text-style-name="P23" draw:layer="layout" svg:width="1.5cm" svg:height="1cm" svg:x="3.5cm" svg:y="8.5cm">
          <text:p text:style-name="P23">Qt</text:p>
        </draw:rect>
        <draw:rect draw:style-name="gr15" draw:text-style-name="P23" draw:layer="layout" svg:width="2cm" svg:height="1cm" svg:x="2.5cm" svg:y="7cm">
          <text:p text:style-name="P23">KDE</text:p>
        </draw:rect>
        <draw:rect draw:style-name="gr15" draw:text-style-name="P23" draw:layer="layout" svg:width="2cm" svg:height="1cm" svg:x="4cm" svg:y="10cm">
          <text:p text:style-name="P23">Kernel</text:p>
        </draw:rect>
        <draw:rect draw:style-name="gr15" draw:text-style-name="P23" draw:layer="layout" svg:width="2.5cm" svg:height="1cm" svg:x="6cm" svg:y="11cm">
          <text:p text:style-name="P23">Lisp</text:p>
        </draw:rect>
        <draw:rect draw:style-name="gr15" draw:text-style-name="P23" draw:layer="layout" svg:width="2cm" svg:height="1cm" svg:x="10cm" svg:y="10.5cm">
          <text:p text:style-name="P23">Planet</text:p>
        </draw:rect>
        <draw:rect draw:style-name="gr15" draw:text-style-name="P23" draw:layer="layout" svg:width="2.5cm" svg:height="1cm" svg:x="11.5cm" svg:y="7cm">
          <text:p text:style-name="P23">Sunrise</text:p>
        </draw:rect>
        <draw:rect draw:style-name="gr15" draw:text-style-name="P23" draw:layer="layout" svg:width="4.5cm" svg:height="1.5cm" svg:x="11cm" svg:y="8.5cm">
          <text:p text:style-name="P23"><text:span text:style-name="T29">Mentorinship</text:span>/</text:p>
          <text:p text:style-name="P23">Recruiters</text:p>
        </draw:rect>
        <draw:line draw:style-name="gr16" draw:text-style-name="P23" draw:layer="layout" svg:x1="7cm" svg:y1="7cm" svg:x2="4.5cm" svg:y2="7.5cm">
          <text:p/>
        </draw:line>
        <draw:line draw:style-name="gr16" draw:text-style-name="P23" draw:layer="layout" svg:x1="7cm" svg:y1="7.5cm" svg:x2="5cm" svg:y2="9cm">
          <text:p/>
        </draw:line>
        <draw:line draw:style-name="gr16" draw:text-style-name="P23" draw:layer="layout" svg:x1="8cm" svg:y1="7.5cm" svg:x2="5cm" svg:y2="10cm">
          <text:p/>
        </draw:line>
        <draw:line draw:style-name="gr16" draw:text-style-name="P23" draw:layer="layout" svg:x1="8cm" svg:y1="7.5cm" svg:x2="7cm" svg:y2="11cm">
          <text:p/>
        </draw:line>
        <draw:line draw:style-name="gr16" draw:text-style-name="P23" draw:layer="layout" svg:x1="9.5cm" svg:y1="7.5cm" svg:x2="10.5cm" svg:y2="10.5cm">
          <text:p/>
        </draw:line>
        <draw:line draw:style-name="gr16" draw:text-style-name="P23" draw:layer="layout" svg:x1="10.5cm" svg:y1="7.5cm" svg:x2="11cm" svg:y2="9cm">
          <text:p/>
        </draw:line>
        <draw:line draw:style-name="gr16" draw:text-style-name="P23" draw:layer="layout" svg:x1="11cm" svg:y1="7cm" svg:x2="11.5cm" svg:y2="7.5cm">
          <text:p/>
        </draw:line>
        <draw:ellipse draw:style-name="gr15" draw:text-style-name="P23" draw:id="id2" draw:layer="layout" svg:width="5.5cm" svg:height="3.5cm" svg:x="12.5cm" svg:y="14.5cm">
          <text:list text:style-name="L1">
            <text:list-item>
              <text:p text:style-name="P23">Documentation</text:p>
            </text:list-item>
            <text:list-item>
              <text:p text:style-name="P23">Translations</text:p>
            </text:list-item>
            <text:list-item>
              <text:p text:style-name="P23">Overlays</text:p>
            </text:list-item>
          </text:list>
        </draw:ellipse>
        <draw:connector draw:style-name="gr17" draw:text-style-name="P23" draw:layer="layout" svg:x1="9cm" svg:y1="7.5cm" svg:x2="12.5cm" svg:y2="16.25cm" draw:start-shape="id1" draw:start-glue-point="2" draw:end-shape="id2" draw:end-glue-point="3" svg:d="m9000 7500v8750h3500">
          <text:p/>
        </draw:connector>
        <draw:connector draw:style-name="gr17" draw:text-style-name="P23" draw:layer="layout" svg:x1="22.25cm" svg:y1="8cm" svg:x2="18cm" svg:y2="16.25cm" draw:start-shape="id3" draw:start-glue-point="2" draw:end-shape="id2" draw:end-glue-point="1" svg:d="m22250 8000v8250h-4250">
          <text:p/>
        </draw:connector>
        <draw:rect draw:style-name="gr15" draw:text-style-name="P23" draw:layer="layout" svg:width="3.5cm" svg:height="1cm" svg:x="2.5cm" svg:y="5.5cm">
          <text:p text:style-name="P23">Arch Teams</text:p>
        </draw:rect>
        <draw:line draw:style-name="gr16" draw:text-style-name="P23" draw:layer="layout" svg:x1="7cm" svg:y1="7cm" svg:x2="6cm" svg:y2="6.5cm">
          <text:p/>
        </draw:line>
        <draw:rect draw:style-name="gr15" draw:text-style-name="P23" draw:layer="layout" svg:width="4.5cm" svg:height="1cm" svg:x="17.5cm" svg:y="9cm">
          <text:p text:style-name="P23">Power Users</text:p>
        </draw:rect>
        <draw:rect draw:style-name="gr15" draw:text-style-name="P23" draw:layer="layout" svg:width="3.5cm" svg:height="1cm" svg:x="24cm" svg:y="9cm">
          <text:p text:style-name="P23">New users</text:p>
        </draw:rect>
        <draw:line draw:style-name="gr16" draw:text-style-name="P23" draw:layer="layout" svg:x1="21cm" svg:y1="8cm" svg:x2="19.5cm" svg:y2="9cm">
          <text:p/>
        </draw:line>
        <draw:line draw:style-name="gr16" draw:text-style-name="P23" draw:layer="layout" svg:x1="24cm" svg:y1="7.5cm" svg:x2="26cm" svg:y2="9cm">
          <text:p/>
        </draw:lin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draw:id="id17">
        <office:forms form:automatic-focus="false" form:apply-design-mode="false"/>
        <draw:frame draw:style-name="gr18" draw:text-style-name="P24" draw:layer="layout" svg:width="19.713cm" svg:height="10.483cm" svg:x="0.804cm" svg:y="3.5cm">
          <draw:text-box>
            <text:p><text:span text:style-name="T30"><text:tab/></text:span><text:span text:style-name="T30"><text:tab/></text:span><text:span text:style-name="T30"><text:tab/></text:span><text:span text:style-name="T30"><text:tab/></text:span><text:span text:style-name="T31">Επικοινωνία</text:span></text:p>
            <text:p><text:span text:style-name="T30"/></text:p>
            <text:p><text:span text:style-name="T30">IRC: #gentoo-el (Freenode Network)</text:span></text:p>
            <text:p><text:span text:style-name="T30">Web: </text:span><text:span text:style-name="T30"><text:a xlink:href="http://www.gentoo-el.org/">http://www.gentoo-el.org</text:a></text:span></text:p>
            <text:p><text:span text:style-name="T30">Email: &lt;nickname&gt;@gentoo.org</text:span></text:p>
            <text:p><text:span text:style-name="T30">Mailing list : </text:span><text:span text:style-name="T30"><text:a xlink:href="mailto:gentoo-user-el@lists.gentoo.org">gentoo-user-el@lists.gentoo.org</text:a></text:span></text:p>
            <text:p><text:span text:style-name="T30"><text:tab/></text:span><text:span text:style-name="T30"><text:tab/></text:span><text:span text:style-name="T30"><text:tab/></text:span><text:span text:style-name="T30">(</text:span><text:span text:style-name="T32">subscribe-&gt; gentoo-user-el+subscribe@lists.gentoo.org)</text:span></text:p>
            <text:p><text:span text:style-name="T30"/></text:p>
          </draw:text-box>
        </draw:fram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draw:frame draw:style-name="gr2" draw:text-style-name="P22" draw:layer="layout" svg:width="26.846cm" svg:height="2.317cm" svg:x="0.401cm" svg:y="0.587cm">
          <draw:text-box>
            <text:p text:style-name="P21"><text:span text:style-name="T28">Ελληνική Κοινότητα Gentoo Linux (2/2)</text:span></text:p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draw:id="id18">
        <office:forms form:automatic-focus="false" form:apply-design-mode="false"/>
        <draw:frame draw:style-name="gr19" draw:text-style-name="P9" draw:layer="layout" svg:width="8.287cm" svg:height="2.021cm" svg:x="9.213cm" svg:y="1cm">
          <draw:text-box>
            <text:p><text:span text:style-name="T10">Ευχαριστούμε</text:span></text:p>
          </draw:text-box>
        </draw:frame>
        <draw:custom-shape draw:style-name="gr20" draw:text-style-name="P25" draw:layer="layout" svg:width="14cm" svg:height="3.5cm" svg:x="6.5cm" svg:y="3.5cm">
          <text:p text:style-name="P23"><text:span text:style-name="T33">emerge -uDNav world –keep-go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528.0908506535 31002.57069408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" draw:text-style-name="P2" draw:layer="layout" svg:width="5.188cm" svg:height="0.962cm" svg:x="13cm" svg:y="20cm">
          <draw:text-box>
            <text:p><text:span text:style-name="T2">Fosscomm 2010</text:span></text:p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500000002D00E249442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os Chandras</meta:initial-creator>
    <meta:creation-date>2010-04-09T11:21:01</meta:creation-date>
    <meta:editing-duration>PT03H43M00S</meta:editing-duration>
    <meta:editing-cycles>12</meta:editing-cycles>
    <dc:date>2010-04-18T22:43:26</dc:date>
    <dc:creator>Βασίλειος Λούρδας</dc:creator>
    <meta:generator>OpenOffice.org/3.2$Unix OpenOffice.org_project/320m12$Build-9483</meta:generator>
    <meta:document-statistic meta:object-count="126"/>
  </office:meta>
</office:document-meta>
</file>